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22">
            <text:p>YAUT-025122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7260.0">
            <text:p>17260.0</text:p>
          </table:table-cell>
          <table:table-cell office:value-type="float" office:value="50.0">
            <text:p>5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5.19">
            <text:p>-115.19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18">
            <text:p>ANUA-9318</text:p>
          </table:table-cell>
          <table:table-cell office:value-type="float" office:value="-12.17">
            <text:p>-12.17</text:p>
          </table:table-cell>
          <table:table-cell office:value-type="float" office:value="128.0">
            <text:p>128.0</text:p>
          </table:table-cell>
          <table:table-cell office:value-type="float" office:value="18390.0">
            <text:p>18390.0</text:p>
          </table:table-cell>
          <table:table-cell office:value-type="float" office:value="200.0">
            <text:p>20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3.1">
            <text:p>-123.1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17">
            <text:p>ANUA-9317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8040.0">
            <text:p>18040.0</text:p>
          </table:table-cell>
          <table:table-cell office:value-type="float" office:value="150.0">
            <text:p>15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1.4">
            <text:p>-121.4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04">
            <text:p>ANUA-9304</text:p>
          </table:table-cell>
          <table:table-cell office:value-type="float" office:value="-12.16">
            <text:p>-12.16</text:p>
          </table:table-cell>
          <table:table-cell office:value-type="float" office:value="127.97">
            <text:p>127.97</text:p>
          </table:table-cell>
          <table:table-cell office:value-type="float" office:value="24100.0">
            <text:p>24100.0</text:p>
          </table:table-cell>
          <table:table-cell office:value-type="float" office:value="230.0">
            <text:p>23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8.3">
            <text:p>-128.3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03">
            <text:p>ANUA-9303</text:p>
          </table:table-cell>
          <table:table-cell office:value-type="float" office:value="-12.17">
            <text:p>-12.17</text:p>
          </table:table-cell>
          <table:table-cell office:value-type="float" office:value="128.0">
            <text:p>128.0</text:p>
          </table:table-cell>
          <table:table-cell office:value-type="float" office:value="24060.0">
            <text:p>24060.0</text:p>
          </table:table-cell>
          <table:table-cell office:value-type="float" office:value="240.0">
            <text:p>24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3.4">
            <text:p>-123.4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8816">
            <text:p>ANUA-8816</text:p>
          </table:table-cell>
          <table:table-cell office:value-type="float" office:value="-12.17">
            <text:p>-12.17</text:p>
          </table:table-cell>
          <table:table-cell office:value-type="float" office:value="128.0">
            <text:p>128.0</text:p>
          </table:table-cell>
          <table:table-cell office:value-type="float" office:value="16730.0">
            <text:p>16730.0</text:p>
          </table:table-cell>
          <table:table-cell office:value-type="float" office:value="250.0">
            <text:p>25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2.8">
            <text:p>-122.8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8813">
            <text:p>ANUA-8813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4160.0">
            <text:p>14160.0</text:p>
          </table:table-cell>
          <table:table-cell office:value-type="float" office:value="200.0">
            <text:p>20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9.13">
            <text:p>-119.13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7531">
            <text:p>ANUA-7531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6690.0">
            <text:p>16690.0</text:p>
          </table:table-cell>
          <table:table-cell office:value-type="float" office:value="190.0">
            <text:p>190.0</text:p>
          </table:table-cell>
          <table:table-cell office:value-type="string" office:value="bivalve, benthic foraminifera">
            <text:p>bivalve, 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0.29">
            <text:p>-120.29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7516">
            <text:p>ANUA-7516</text:p>
          </table:table-cell>
          <table:table-cell office:value-type="float" office:value="-12.16">
            <text:p>-12.16</text:p>
          </table:table-cell>
          <table:table-cell office:value-type="float" office:value="127.97">
            <text:p>127.97</text:p>
          </table:table-cell>
          <table:table-cell office:value-type="float" office:value="11810.0">
            <text:p>11810.0</text:p>
          </table:table-cell>
          <table:table-cell office:value-type="float" office:value="130.0">
            <text:p>13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7.87">
            <text:p>-127.87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6930">
            <text:p>ANUA-6930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7360.0">
            <text:p>17360.0</text:p>
          </table:table-cell>
          <table:table-cell office:value-type="float" office:value="230.0">
            <text:p>230.0</text:p>
          </table:table-cell>
          <table:table-cell office:value-type="string" office:value="bivalve, benthic foraminifera">
            <text:p>bivalve, 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1.2">
            <text:p>-121.2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8620">
            <text:p>YAUT-008620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5410.0">
            <text:p>15410.0</text:p>
          </table:table-cell>
          <table:table-cell office:value-type="float" office:value="90.0">
            <text:p>9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16.44">
            <text:p>-116.4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3311">
            <text:p>YAUT-023311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7550.0">
            <text:p>17550.0</text:p>
          </table:table-cell>
          <table:table-cell office:value-type="float" office:value="60.0">
            <text:p>6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8.18">
            <text:p>-118.18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6807">
            <text:p>ANUA-6807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6540.0">
            <text:p>16540.0</text:p>
          </table:table-cell>
          <table:table-cell office:value-type="float" office:value="170.0">
            <text:p>17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0.27">
            <text:p>-120.27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19">
            <text:p>ANUA-9319</text:p>
          </table:table-cell>
          <table:table-cell office:value-type="float" office:value="-12.64">
            <text:p>-12.64</text:p>
          </table:table-cell>
          <table:table-cell office:value-type="float" office:value="128.61">
            <text:p>128.61</text:p>
          </table:table-cell>
          <table:table-cell office:value-type="float" office:value="11590.0">
            <text:p>11590.0</text:p>
          </table:table-cell>
          <table:table-cell office:value-type="float" office:value="180.0">
            <text:p>18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96.1">
            <text:p>-96.1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3307">
            <text:p>YAUT-023307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4290.0">
            <text:p>14290.0</text:p>
          </table:table-cell>
          <table:table-cell office:value-type="float" office:value="40.0">
            <text:p>4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16.18">
            <text:p>-116.1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1707">
            <text:p>YAUT-021707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7520.0">
            <text:p>17520.0</text:p>
          </table:table-cell>
          <table:table-cell office:value-type="float" office:value="60.0">
            <text:p>6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9.37">
            <text:p>-119.37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Wk-35725">
            <text:p>Wk-35725</text:p>
          </table:table-cell>
          <table:table-cell office:value-type="float" office:value="-12.74">
            <text:p>-12.74</text:p>
          </table:table-cell>
          <table:table-cell office:value-type="float" office:value="128.859">
            <text:p>128.859</text:p>
          </table:table-cell>
          <table:table-cell office:value-type="float" office:value="13429.0">
            <text:p>13429.0</text:p>
          </table:table-cell>
          <table:table-cell office:value-type="float" office:value="31.0">
            <text:p>31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93.1">
            <text:p>-93.1</text:p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string" office:value="NicholasEtal2014">
            <text:p>NicholasEtal2014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Wk-35726">
            <text:p>Wk-35726</text:p>
          </table:table-cell>
          <table:table-cell office:value-type="float" office:value="-12.67">
            <text:p>-12.67</text:p>
          </table:table-cell>
          <table:table-cell office:value-type="float" office:value="128.9">
            <text:p>128.9</text:p>
          </table:table-cell>
          <table:table-cell office:value-type="float" office:value="18664.0">
            <text:p>18664.0</text:p>
          </table:table-cell>
          <table:table-cell office:value-type="float" office:value="40.0">
            <text:p>4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96.1">
            <text:p>-96.1</text:p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string" office:value="NicholasEtal2014">
            <text:p>NicholasEtal2014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Wk-35727">
            <text:p>Wk-35727</text:p>
          </table:table-cell>
          <table:table-cell office:value-type="float" office:value="-12.795">
            <text:p>-12.795</text:p>
          </table:table-cell>
          <table:table-cell office:value-type="float" office:value="128.951">
            <text:p>128.951</text:p>
          </table:table-cell>
          <table:table-cell office:value-type="float" office:value="12577.0">
            <text:p>12577.0</text:p>
          </table:table-cell>
          <table:table-cell office:value-type="float" office:value="29.0">
            <text:p>29.0</text:p>
          </table:table-cell>
          <table:table-cell office:value-type="string" office:value="Ostrea sp?">
            <text:p>Ostrea sp?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85.42">
            <text:p>-85.42</text:p>
          </table:table-cell>
          <table:table-cell office:value-type="float" office:value="0.0">
            <text:p/>
          </table:table-cell>
          <table:table-cell office:value-type="float" office:value="15.0">
            <text:p>15.0</text:p>
          </table:table-cell>
          <table:table-cell office:value-type="string" office:value="NicholasEtal2014">
            <text:p>NicholasEtal2014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Wk-35728">
            <text:p>Wk-35728</text:p>
          </table:table-cell>
          <table:table-cell office:value-type="float" office:value="-12.795">
            <text:p>-12.795</text:p>
          </table:table-cell>
          <table:table-cell office:value-type="float" office:value="128.951">
            <text:p>128.951</text:p>
          </table:table-cell>
          <table:table-cell office:value-type="float" office:value="12954.0">
            <text:p>12954.0</text:p>
          </table:table-cell>
          <table:table-cell office:value-type="float" office:value="37.0">
            <text:p>37.0</text:p>
          </table:table-cell>
          <table:table-cell office:value-type="string" office:value="wood">
            <text:p>wood</text:p>
          </table:table-cell>
          <table:table-cell office:value-type="string" office:value="terrestrial_sh">
            <text:p>terrestrial_s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5.44">
            <text:p>-85.44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NicholasEtal2014">
            <text:p>NicholasEtal2014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124">
            <text:p>YAUT-004124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760.0">
            <text:p>17760.0</text:p>
          </table:table-cell>
          <table:table-cell office:value-type="float" office:value="110.0">
            <text:p>11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4.09">
            <text:p>-114.09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123">
            <text:p>YAUT-004123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490.0">
            <text:p>17490.0</text:p>
          </table:table-cell>
          <table:table-cell office:value-type="float" office:value="100.0">
            <text:p>10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3.86">
            <text:p>-113.86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6900">
            <text:p>ANUA-6900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1410.0">
            <text:p>11410.0</text:p>
          </table:table-cell>
          <table:table-cell office:value-type="float" office:value="180.0">
            <text:p>18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8.42">
            <text:p>-118.42</text:p>
          </table:table-cell>
          <table:table-cell office:value-type="float" office:value="20.0">
            <text:p>20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324">
            <text:p>ANUA-9324</text:p>
          </table:table-cell>
          <table:table-cell office:value-type="float" office:value="-12.28">
            <text:p>-12.28</text:p>
          </table:table-cell>
          <table:table-cell office:value-type="float" office:value="128.17">
            <text:p>128.17</text:p>
          </table:table-cell>
          <table:table-cell office:value-type="float" office:value="15980.0">
            <text:p>15980.0</text:p>
          </table:table-cell>
          <table:table-cell office:value-type="float" office:value="170.0">
            <text:p>17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0.4">
            <text:p>-110.4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506">
            <text:p>ANUA-9506</text:p>
          </table:table-cell>
          <table:table-cell office:value-type="float" office:value="-12.16">
            <text:p>-12.16</text:p>
          </table:table-cell>
          <table:table-cell office:value-type="float" office:value="127.97">
            <text:p>127.97</text:p>
          </table:table-cell>
          <table:table-cell office:value-type="float" office:value="24750.0">
            <text:p>24750.0</text:p>
          </table:table-cell>
          <table:table-cell office:value-type="float" office:value="440.0">
            <text:p>44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8.6">
            <text:p>-128.6</text:p>
          </table:table-cell>
          <table:table-cell office:value-type="float" office:value="10.0">
            <text:p>10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122">
            <text:p>YAUT-004122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180.0">
            <text:p>17180.0</text:p>
          </table:table-cell>
          <table:table-cell office:value-type="float" office:value="110.0">
            <text:p>11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13.71">
            <text:p>-113.7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8621">
            <text:p>YAUT-008621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5300.0">
            <text:p>15300.0</text:p>
          </table:table-cell>
          <table:table-cell office:value-type="float" office:value="90.0">
            <text:p>9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16.5">
            <text:p>-116.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8624">
            <text:p>YAUT-008624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5820.0">
            <text:p>15820.0</text:p>
          </table:table-cell>
          <table:table-cell office:value-type="float" office:value="120.0">
            <text:p>12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16.55">
            <text:p>-116.5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LJ-997">
            <text:p>LJ-997</text:p>
          </table:table-cell>
          <table:table-cell office:value-type="float" office:value="-11.733">
            <text:p>-11.733</text:p>
          </table:table-cell>
          <table:table-cell office:value-type="float" office:value="127.95">
            <text:p>127.95</text:p>
          </table:table-cell>
          <table:table-cell office:value-type="float" office:value="15905.0">
            <text:p>15905.0</text:p>
          </table:table-cell>
          <table:table-cell office:value-type="float" office:value="1001.0">
            <text:p>1001.0</text:p>
          </table:table-cell>
          <table:table-cell office:value-type="string" office:value="calcareous sediment">
            <text:p>calcareous sediment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float" office:value="0.0">
            <text:p/>
          </table:table-cell>
          <table:table-cell office:value-type="float" office:value="-132.0">
            <text:p>-132.0</text:p>
          </table:table-cell>
          <table:table-cell office:value-type="float" office:value="10.0">
            <text:p>10.0</text:p>
          </table:table-cell>
          <table:table-cell office:value-type="float" office:value="1.0">
            <text:p>1.0</text:p>
          </table:table-cell>
          <table:table-cell office:value-type="string" office:value="HubbsBien1967,vanAndelEtal1967,LewisEtal2013">
            <text:p>HubbsBien1967,vanAndelEtal1967,LewisEtal2013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8829">
            <text:p>YAUT-028829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540.0">
            <text:p>17540.0</text:p>
          </table:table-cell>
          <table:table-cell office:value-type="float" office:value="60.0">
            <text:p>6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4.18">
            <text:p>-114.18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27">
            <text:p>YAUT-025127</text:p>
          </table:table-cell>
          <table:table-cell office:value-type="float" office:value="-12.26">
            <text:p>-12.26</text:p>
          </table:table-cell>
          <table:table-cell office:value-type="float" office:value="128.41">
            <text:p>128.41</text:p>
          </table:table-cell>
          <table:table-cell office:value-type="float" office:value="14960.0">
            <text:p>14960.0</text:p>
          </table:table-cell>
          <table:table-cell office:value-type="float" office:value="50.0">
            <text:p>5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08.57">
            <text:p>-108.5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25">
            <text:p>YAUT-025125</text:p>
          </table:table-cell>
          <table:table-cell office:value-type="float" office:value="-12.09">
            <text:p>-12.09</text:p>
          </table:table-cell>
          <table:table-cell office:value-type="float" office:value="128.28">
            <text:p>128.28</text:p>
          </table:table-cell>
          <table:table-cell office:value-type="float" office:value="21170.0">
            <text:p>21170.0</text:p>
          </table:table-cell>
          <table:table-cell office:value-type="float" office:value="60.0">
            <text:p>6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09.85">
            <text:p>-109.85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24">
            <text:p>YAUT-025124</text:p>
          </table:table-cell>
          <table:table-cell office:value-type="float" office:value="-12.09">
            <text:p>-12.09</text:p>
          </table:table-cell>
          <table:table-cell office:value-type="float" office:value="128.28">
            <text:p>128.28</text:p>
          </table:table-cell>
          <table:table-cell office:value-type="float" office:value="19370.0">
            <text:p>19370.0</text:p>
          </table:table-cell>
          <table:table-cell office:value-type="float" office:value="50.0">
            <text:p>5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07.74">
            <text:p>-107.74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121">
            <text:p>YAUT-002121</text:p>
          </table:table-cell>
          <table:table-cell office:value-type="float" office:value="-12.76">
            <text:p>-12.76</text:p>
          </table:table-cell>
          <table:table-cell office:value-type="float" office:value="128.87">
            <text:p>128.87</text:p>
          </table:table-cell>
          <table:table-cell office:value-type="float" office:value="12490.0">
            <text:p>12490.0</text:p>
          </table:table-cell>
          <table:table-cell office:value-type="float" office:value="120.0">
            <text:p>12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88.22">
            <text:p>-88.2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21">
            <text:p>YAUT-025121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6930.0">
            <text:p>16930.0</text:p>
          </table:table-cell>
          <table:table-cell office:value-type="float" office:value="50.0">
            <text:p>5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4.83">
            <text:p>-114.83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18">
            <text:p>YAUT-025118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090.0">
            <text:p>17090.0</text:p>
          </table:table-cell>
          <table:table-cell office:value-type="float" office:value="50.0">
            <text:p>5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11.96">
            <text:p>-111.9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14">
            <text:p>YAUT-025114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8090.0">
            <text:p>1809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7.76">
            <text:p>-117.76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12">
            <text:p>YAUT-025112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8050.0">
            <text:p>1805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6.75">
            <text:p>-116.75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11">
            <text:p>YAUT-025111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7850.0">
            <text:p>1785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5.74">
            <text:p>-115.74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05">
            <text:p>YAUT-025105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910.0">
            <text:p>1791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3.96">
            <text:p>-113.96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04">
            <text:p>YAUT-025104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990.0">
            <text:p>1799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3.6">
            <text:p>-113.6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5101">
            <text:p>YAUT-025101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880.0">
            <text:p>1788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3.15">
            <text:p>-113.15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3937">
            <text:p>YAUT-023937</text:p>
          </table:table-cell>
          <table:table-cell office:value-type="float" office:value="-12.26">
            <text:p>-12.26</text:p>
          </table:table-cell>
          <table:table-cell office:value-type="float" office:value="128.41">
            <text:p>128.41</text:p>
          </table:table-cell>
          <table:table-cell office:value-type="float" office:value="21890.0">
            <text:p>21890.0</text:p>
          </table:table-cell>
          <table:table-cell office:value-type="float" office:value="80.0">
            <text:p>8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09.92">
            <text:p>-109.92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3936">
            <text:p>YAUT-023936</text:p>
          </table:table-cell>
          <table:table-cell office:value-type="float" office:value="-12.26">
            <text:p>-12.26</text:p>
          </table:table-cell>
          <table:table-cell office:value-type="float" office:value="128.41">
            <text:p>128.41</text:p>
          </table:table-cell>
          <table:table-cell office:value-type="float" office:value="21810.0">
            <text:p>21810.0</text:p>
          </table:table-cell>
          <table:table-cell office:value-type="float" office:value="80.0">
            <text:p>8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09.19">
            <text:p>-109.19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3933">
            <text:p>YAUT-023933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7410.0">
            <text:p>17410.0</text:p>
          </table:table-cell>
          <table:table-cell office:value-type="float" office:value="70.0">
            <text:p>7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2.99">
            <text:p>-122.99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B274-C120806-4">
            <text:p>B274-C120806-4</text:p>
          </table:table-cell>
          <table:table-cell office:value-type="float" office:value="-12.67">
            <text:p>-12.67</text:p>
          </table:table-cell>
          <table:table-cell office:value-type="float" office:value="128.78">
            <text:p>128.78</text:p>
          </table:table-cell>
          <table:table-cell office:value-type="float" office:value="14370.0">
            <text:p>14370.0</text:p>
          </table:table-cell>
          <table:table-cell office:value-type="float" office:value="80.0">
            <text:p>80.0</text:p>
          </table:table-cell>
          <table:table-cell office:value-type="string" office:value="Semicassis bisulcata">
            <text:p>Semicassis bisulc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96.75">
            <text:p>-96.75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B274-C120806-3">
            <text:p>B274-C120806-3</text:p>
          </table:table-cell>
          <table:table-cell office:value-type="float" office:value="-12.67">
            <text:p>-12.67</text:p>
          </table:table-cell>
          <table:table-cell office:value-type="float" office:value="128.78">
            <text:p>128.78</text:p>
          </table:table-cell>
          <table:table-cell office:value-type="float" office:value="14380.0">
            <text:p>14380.0</text:p>
          </table:table-cell>
          <table:table-cell office:value-type="float" office:value="90.0">
            <text:p>9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97.64">
            <text:p>-97.64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9404">
            <text:p>ANUA-9404</text:p>
          </table:table-cell>
          <table:table-cell office:value-type="float" office:value="-12.28">
            <text:p>-12.28</text:p>
          </table:table-cell>
          <table:table-cell office:value-type="float" office:value="128.17">
            <text:p>128.17</text:p>
          </table:table-cell>
          <table:table-cell office:value-type="float" office:value="15070.0">
            <text:p>15070.0</text:p>
          </table:table-cell>
          <table:table-cell office:value-type="float" office:value="160.0">
            <text:p>16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0.35">
            <text:p>-110.35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121">
            <text:p>YAUT-004121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6840.0">
            <text:p>16840.0</text:p>
          </table:table-cell>
          <table:table-cell office:value-type="float" office:value="50.0">
            <text:p>5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13.66">
            <text:p>-113.6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A-6928">
            <text:p>ANUA-6928</text:p>
          </table:table-cell>
          <table:table-cell office:value-type="float" office:value="-12.2">
            <text:p>-12.2</text:p>
          </table:table-cell>
          <table:table-cell office:value-type="float" office:value="128.04">
            <text:p>128.04</text:p>
          </table:table-cell>
          <table:table-cell office:value-type="float" office:value="16240.0">
            <text:p>16240.0</text:p>
          </table:table-cell>
          <table:table-cell office:value-type="float" office:value="240.0">
            <text:p>24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0.27">
            <text:p>-120.27</text:p>
          </table:table-cell>
          <table:table-cell office:value-type="float" office:value="3.0">
            <text:p>3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Wk-37168">
            <text:p>Wk-37168</text:p>
          </table:table-cell>
          <table:table-cell office:value-type="float" office:value="-12.795">
            <text:p>-12.795</text:p>
          </table:table-cell>
          <table:table-cell office:value-type="float" office:value="128.951">
            <text:p>128.951</text:p>
          </table:table-cell>
          <table:table-cell office:value-type="float" office:value="13263.0">
            <text:p>13263.0</text:p>
          </table:table-cell>
          <table:table-cell office:value-type="float" office:value="45.0">
            <text:p>45.0</text:p>
          </table:table-cell>
          <table:table-cell office:value-type="string" office:value="plant matter">
            <text:p>plant matter</text:p>
          </table:table-cell>
          <table:table-cell office:value-type="string" office:value="terrestrial_sh">
            <text:p>terrestrial_sh</text:p>
          </table:table-cell>
          <table:table-cell office:value-type="string" office:value="0.0">
            <text:p>0.0</text:p>
          </table:table-cell>
          <table:table-cell office:value-type="string" office:value="0.0">
            <text:p>0.0</text:p>
          </table:table-cell>
          <table:table-cell office:value-type="float" office:value="0.0">
            <text:p/>
          </table:table-cell>
          <table:table-cell office:value-type="float" office:value="-86.99">
            <text:p>-86.99</text:p>
          </table:table-cell>
          <table:table-cell office:value-type="float" office:value="3.0">
            <text:p>3.0</text:p>
          </table:table-cell>
          <table:table-cell office:value-type="float" office:value="3.0">
            <text:p>3.0</text:p>
          </table:table-cell>
          <table:table-cell office:value-type="string" office:value="NicholasEtal2014">
            <text:p>NicholasEtal2014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111">
            <text:p>YAUT-003111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9000.0">
            <text:p>19000.0</text:p>
          </table:table-cell>
          <table:table-cell office:value-type="float" office:value="80.0">
            <text:p>80.0</text:p>
          </table:table-cell>
          <table:table-cell office:value-type="string" office:value="Abra sp.">
            <text:p>Abr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24.65">
            <text:p>-124.6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108">
            <text:p>YAUT-003108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7690.0">
            <text:p>17690.0</text:p>
          </table:table-cell>
          <table:table-cell office:value-type="float" office:value="80.0">
            <text:p>80.0</text:p>
          </table:table-cell>
          <table:table-cell office:value-type="string" office:value="Anadara sp, Paphia undulata">
            <text:p>Anadara sp, 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4.25">
            <text:p>-124.25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20">
            <text:p>YAUT-000820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9800.0">
            <text:p>19800.0</text:p>
          </table:table-cell>
          <table:table-cell office:value-type="float" office:value="120.0">
            <text:p>120.0</text:p>
          </table:table-cell>
          <table:table-cell office:value-type="string" office:value="Mimachlamys australia">
            <text:p>Mimachlamys australi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24.73">
            <text:p>-124.7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21">
            <text:p>YAUT-000821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7410.0">
            <text:p>17410.0</text:p>
          </table:table-cell>
          <table:table-cell office:value-type="float" office:value="100.0">
            <text:p>10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3.21">
            <text:p>-123.21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23">
            <text:p>YAUT-000823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610.0">
            <text:p>16610.0</text:p>
          </table:table-cell>
          <table:table-cell office:value-type="float" office:value="100.0">
            <text:p>10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2.29">
            <text:p>-122.29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28">
            <text:p>YAUT-000828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040.0">
            <text:p>16040.0</text:p>
          </table:table-cell>
          <table:table-cell office:value-type="float" office:value="100.0">
            <text:p>10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1.32">
            <text:p>-121.32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10">
            <text:p>YAUT-001710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750.0">
            <text:p>16750.0</text:p>
          </table:table-cell>
          <table:table-cell office:value-type="float" office:value="70.0">
            <text:p>7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2.9">
            <text:p>-122.9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12">
            <text:p>YAUT-001712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7340.0">
            <text:p>17340.0</text:p>
          </table:table-cell>
          <table:table-cell office:value-type="float" office:value="70.0">
            <text:p>7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3.61">
            <text:p>-123.61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120">
            <text:p>YAUT-004120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6600.0">
            <text:p>16600.0</text:p>
          </table:table-cell>
          <table:table-cell office:value-type="float" office:value="50.0">
            <text:p>5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13.61">
            <text:p>-113.61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19">
            <text:p>YAUT-001719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800.0">
            <text:p>16800.0</text:p>
          </table:table-cell>
          <table:table-cell office:value-type="float" office:value="120.0">
            <text:p>12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2.8">
            <text:p>-122.8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21">
            <text:p>YAUT-001721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410.0">
            <text:p>16410.0</text:p>
          </table:table-cell>
          <table:table-cell office:value-type="float" office:value="230.0">
            <text:p>230.0</text:p>
          </table:table-cell>
          <table:table-cell office:value-type="string" office:value="Anodontia Lucini">
            <text:p>Anodontia Lucini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2.7">
            <text:p>-122.7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25">
            <text:p>YAUT-001725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340.0">
            <text:p>16340.0</text:p>
          </table:table-cell>
          <table:table-cell office:value-type="float" office:value="120.0">
            <text:p>12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2.15">
            <text:p>-122.15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29">
            <text:p>YAUT-001729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5880.0">
            <text:p>15880.0</text:p>
          </table:table-cell>
          <table:table-cell office:value-type="float" office:value="80.0">
            <text:p>8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0.7">
            <text:p>-120.7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1730">
            <text:p>YAUT-001730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210.0">
            <text:p>16210.0</text:p>
          </table:table-cell>
          <table:table-cell office:value-type="float" office:value="170.0">
            <text:p>17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0.74">
            <text:p>-120.74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106">
            <text:p>YAUT-002106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170.0">
            <text:p>17170.0</text:p>
          </table:table-cell>
          <table:table-cell office:value-type="float" office:value="120.0">
            <text:p>12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2.21">
            <text:p>-112.21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119">
            <text:p>YAUT-002119</text:p>
          </table:table-cell>
          <table:table-cell office:value-type="float" office:value="-12.76">
            <text:p>-12.76</text:p>
          </table:table-cell>
          <table:table-cell office:value-type="float" office:value="128.87">
            <text:p>128.87</text:p>
          </table:table-cell>
          <table:table-cell office:value-type="float" office:value="12930.0">
            <text:p>12930.0</text:p>
          </table:table-cell>
          <table:table-cell office:value-type="float" office:value="150.0">
            <text:p>150.0</text:p>
          </table:table-cell>
          <table:table-cell office:value-type="string" office:value="Placamen gravescens">
            <text:p>Placamen gravescens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88.34">
            <text:p>-88.34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711">
            <text:p>YAUT-002711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060.0">
            <text:p>17060.0</text:p>
          </table:table-cell>
          <table:table-cell office:value-type="float" office:value="50.0">
            <text:p>5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11.45">
            <text:p>-111.45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710">
            <text:p>YAUT-002710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110.0">
            <text:p>17110.0</text:p>
          </table:table-cell>
          <table:table-cell office:value-type="float" office:value="50.0">
            <text:p>5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11.74">
            <text:p>-111.74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709">
            <text:p>YAUT-002709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7030.0">
            <text:p>17030.0</text:p>
          </table:table-cell>
          <table:table-cell office:value-type="float" office:value="50.0">
            <text:p>5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11.6">
            <text:p>-111.6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2708">
            <text:p>YAUT-002708</text:p>
          </table:table-cell>
          <table:table-cell office:value-type="float" office:value="-11.93">
            <text:p>-11.93</text:p>
          </table:table-cell>
          <table:table-cell office:value-type="float" office:value="128.15">
            <text:p>128.15</text:p>
          </table:table-cell>
          <table:table-cell office:value-type="float" office:value="15700.0">
            <text:p>15700.0</text:p>
          </table:table-cell>
          <table:table-cell office:value-type="float" office:value="40.0">
            <text:p>4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11.37">
            <text:p>-111.37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8832">
            <text:p>YAUT-028832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060.0">
            <text:p>16060.0</text:p>
          </table:table-cell>
          <table:table-cell office:value-type="float" office:value="60.0">
            <text:p>6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0.86">
            <text:p>-120.86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8834">
            <text:p>YAUT-028834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580.0">
            <text:p>17580.0</text:p>
          </table:table-cell>
          <table:table-cell office:value-type="float" office:value="60.0">
            <text:p>6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3.82">
            <text:p>-113.82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8837">
            <text:p>YAUT-028837</text:p>
          </table:table-cell>
          <table:table-cell office:value-type="float" office:value="-11.99">
            <text:p>-11.99</text:p>
          </table:table-cell>
          <table:table-cell office:value-type="float" office:value="128.2">
            <text:p>128.2</text:p>
          </table:table-cell>
          <table:table-cell office:value-type="float" office:value="17320.0">
            <text:p>17320.0</text:p>
          </table:table-cell>
          <table:table-cell office:value-type="float" office:value="60.0">
            <text:p>6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3.82">
            <text:p>-113.82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121">
            <text:p>YAUT-003121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6960.0">
            <text:p>16960.0</text:p>
          </table:table-cell>
          <table:table-cell office:value-type="float" office:value="100.0">
            <text:p>10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4.94">
            <text:p>-114.94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122">
            <text:p>YAUT-003122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7080.0">
            <text:p>17080.0</text:p>
          </table:table-cell>
          <table:table-cell office:value-type="float" office:value="90.0">
            <text:p>9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5.04">
            <text:p>-115.04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8619">
            <text:p>YAUT-008619</text:p>
          </table:table-cell>
          <table:table-cell office:value-type="float" office:value="-12.09">
            <text:p>-12.09</text:p>
          </table:table-cell>
          <table:table-cell office:value-type="float" office:value="128.28">
            <text:p>128.28</text:p>
          </table:table-cell>
          <table:table-cell office:value-type="float" office:value="18510.0">
            <text:p>18510.0</text:p>
          </table:table-cell>
          <table:table-cell office:value-type="float" office:value="110.0">
            <text:p>110.0</text:p>
          </table:table-cell>
          <table:table-cell office:value-type="string" office:value="Turritella terebra">
            <text:p>Turritella tereb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06.82">
            <text:p>-106.82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18">
            <text:p>YAUT-000818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6250.0">
            <text:p>16250.0</text:p>
          </table:table-cell>
          <table:table-cell office:value-type="float" office:value="100.0">
            <text:p>10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21.69">
            <text:p>-121.69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10039">
            <text:p>YAUT-010039</text:p>
          </table:table-cell>
          <table:table-cell office:value-type="float" office:value="-12.09">
            <text:p>-12.09</text:p>
          </table:table-cell>
          <table:table-cell office:value-type="float" office:value="128.28">
            <text:p>128.28</text:p>
          </table:table-cell>
          <table:table-cell office:value-type="float" office:value="22010.0">
            <text:p>22010.0</text:p>
          </table:table-cell>
          <table:table-cell office:value-type="float" office:value="90.0">
            <text:p>9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09.9">
            <text:p>-109.9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905">
            <text:p>YAUT-003905</text:p>
          </table:table-cell>
          <table:table-cell office:value-type="float" office:value="-13.17">
            <text:p>-13.17</text:p>
          </table:table-cell>
          <table:table-cell office:value-type="float" office:value="129.27">
            <text:p>129.27</text:p>
          </table:table-cell>
          <table:table-cell office:value-type="float" office:value="11670.0">
            <text:p>11670.0</text:p>
          </table:table-cell>
          <table:table-cell office:value-type="float" office:value="40.0">
            <text:p>40.0</text:p>
          </table:table-cell>
          <table:table-cell office:value-type="string" office:value="unknown macrofossil">
            <text:p>unknown macrofossil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67.84">
            <text:p>-67.84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-10750">
            <text:p>ANU-10750</text:p>
          </table:table-cell>
          <table:table-cell office:value-type="float" office:value="-12.37">
            <text:p>-12.37</text:p>
          </table:table-cell>
          <table:table-cell office:value-type="float" office:value="128.25">
            <text:p>128.25</text:p>
          </table:table-cell>
          <table:table-cell office:value-type="float" office:value="14720.0">
            <text:p>14720.0</text:p>
          </table:table-cell>
          <table:table-cell office:value-type="float" office:value="160.0">
            <text:p>160.0</text:p>
          </table:table-cell>
          <table:table-cell office:value-type="string" office:value="Ctenocardia fornicarta">
            <text:p>Ctenocardia fornicar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07.26">
            <text:p>-107.26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3127">
            <text:p>YAUT-003127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7820.0">
            <text:p>17820.0</text:p>
          </table:table-cell>
          <table:table-cell office:value-type="float" office:value="130.0">
            <text:p>13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5.79">
            <text:p>-115.79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10013">
            <text:p>YAUT-010013</text:p>
          </table:table-cell>
          <table:table-cell office:value-type="float" office:value="-12.09">
            <text:p>-12.09</text:p>
          </table:table-cell>
          <table:table-cell office:value-type="float" office:value="128.28">
            <text:p>128.28</text:p>
          </table:table-cell>
          <table:table-cell office:value-type="float" office:value="20010.0">
            <text:p>20010.0</text:p>
          </table:table-cell>
          <table:table-cell office:value-type="float" office:value="80.0">
            <text:p>80.0</text:p>
          </table:table-cell>
          <table:table-cell office:value-type="string" office:value="Paphia undulata">
            <text:p>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09.1">
            <text:p>-109.1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-10747">
            <text:p>ANU-10747</text:p>
          </table:table-cell>
          <table:table-cell office:value-type="float" office:value="-12.37">
            <text:p>-12.37</text:p>
          </table:table-cell>
          <table:table-cell office:value-type="float" office:value="128.25">
            <text:p>128.25</text:p>
          </table:table-cell>
          <table:table-cell office:value-type="float" office:value="14910.0">
            <text:p>14910.0</text:p>
          </table:table-cell>
          <table:table-cell office:value-type="float" office:value="210.0">
            <text:p>210.0</text:p>
          </table:table-cell>
          <table:table-cell office:value-type="string" office:value="Ctenocardia fornicarta, Paphia undulata">
            <text:p>Ctenocardia fornicarta, Paphia undulat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07.35">
            <text:p>-107.35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ANU-10746">
            <text:p>ANU-10746</text:p>
          </table:table-cell>
          <table:table-cell office:value-type="float" office:value="-12.37">
            <text:p>-12.37</text:p>
          </table:table-cell>
          <table:table-cell office:value-type="float" office:value="128.25">
            <text:p>128.25</text:p>
          </table:table-cell>
          <table:table-cell office:value-type="float" office:value="15880.0">
            <text:p>15880.0</text:p>
          </table:table-cell>
          <table:table-cell office:value-type="float" office:value="160.0">
            <text:p>160.0</text:p>
          </table:table-cell>
          <table:table-cell office:value-type="string" office:value="Ctenocardia fornicarta, Paphia undulata, Marca japonica">
            <text:p>Ctenocardia fornicarta, Paphia undulata, Marca japonic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07.44">
            <text:p>-107.44</text:p>
          </table:table-cell>
          <table:table-cell office:value-type="float" office:value="5.0">
            <text:p>5.0</text:p>
          </table:table-cell>
          <table:table-cell office:value-type="float" office:value="0.0">
            <text:p/>
          </table:table-cell>
          <table:table-cell office:value-type="string" office:value="YokoyamaEtal2000">
            <text:p>YokoyamaEtal2000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005">
            <text:p>YAUT-004005</text:p>
          </table:table-cell>
          <table:table-cell office:value-type="float" office:value="-13.17">
            <text:p>-13.17</text:p>
          </table:table-cell>
          <table:table-cell office:value-type="float" office:value="129.27">
            <text:p>129.27</text:p>
          </table:table-cell>
          <table:table-cell office:value-type="float" office:value="11320.0">
            <text:p>1132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_sh">
            <text:p>terrestrial_sh</text:p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float" office:value="-67.9">
            <text:p>-67.9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16022">
            <text:p>YAUT-016022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6750.0">
            <text:p>16750.0</text:p>
          </table:table-cell>
          <table:table-cell office:value-type="float" office:value="80.0">
            <text:p>8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7.03">
            <text:p>-117.03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1701">
            <text:p>YAUT-021701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6030.0">
            <text:p>1603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16.8">
            <text:p>-116.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1705">
            <text:p>YAUT-021705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6440.0">
            <text:p>1644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6.9">
            <text:p>-116.9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21706">
            <text:p>YAUT-021706</text:p>
          </table:table-cell>
          <table:table-cell office:value-type="float" office:value="-12.1">
            <text:p>-12.1</text:p>
          </table:table-cell>
          <table:table-cell office:value-type="float" office:value="128.1">
            <text:p>128.1</text:p>
          </table:table-cell>
          <table:table-cell office:value-type="float" office:value="16680.0">
            <text:p>16680.0</text:p>
          </table:table-cell>
          <table:table-cell office:value-type="float" office:value="50.0">
            <text:p>50.0</text:p>
          </table:table-cell>
          <table:table-cell office:value-type="string" office:value="Benthic foraminifera">
            <text:p>Benthic foraminifera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6.99">
            <text:p>-116.99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11">
            <text:p>YAUT-000811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18330.0">
            <text:p>18330.0</text:p>
          </table:table-cell>
          <table:table-cell office:value-type="float" office:value="120.0">
            <text:p>120.0</text:p>
          </table:table-cell>
          <table:table-cell office:value-type="string" office:value="Anadara sp.">
            <text:p>Anadar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24.63">
            <text:p>-124.63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0817">
            <text:p>YAUT-000817</text:p>
          </table:table-cell>
          <table:table-cell office:value-type="float" office:value="-12.18">
            <text:p>-12.18</text:p>
          </table:table-cell>
          <table:table-cell office:value-type="float" office:value="128.03">
            <text:p>128.03</text:p>
          </table:table-cell>
          <table:table-cell office:value-type="float" office:value="24510.0">
            <text:p>24510.0</text:p>
          </table:table-cell>
          <table:table-cell office:value-type="float" office:value="170.0">
            <text:p>170.0</text:p>
          </table:table-cell>
          <table:table-cell office:value-type="string" office:value="Cucurbituls cymbium">
            <text:p>Cucurbituls cymbium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-1">
            <text:p>-1</text:p>
          </table:table-cell>
          <table:table-cell office:value-type="float" office:value="-124.88">
            <text:p>-124.88</text:p>
          </table:table-cell>
          <table:table-cell office:value-type="float" office:value="1.0">
            <text:p>1.0</text:p>
          </table:table-cell>
          <table:table-cell office:value-type="float" office:value="1.0">
            <text:p>1.0</text:p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04006">
            <text:p>YAUT-004006</text:p>
          </table:table-cell>
          <table:table-cell office:value-type="float" office:value="-13.17">
            <text:p>-13.17</text:p>
          </table:table-cell>
          <table:table-cell office:value-type="float" office:value="129.27">
            <text:p>129.27</text:p>
          </table:table-cell>
          <table:table-cell office:value-type="float" office:value="11570.0">
            <text:p>11570.0</text:p>
          </table:table-cell>
          <table:table-cell office:value-type="float" office:value="40.0">
            <text:p>40.0</text:p>
          </table:table-cell>
          <table:table-cell office:value-type="string" office:value="Peat">
            <text:p>Peat</text:p>
          </table:table-cell>
          <table:table-cell office:value-type="string" office:value="terrestrial_sh">
            <text:p>terrestrial_sh</text:p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string" office:value="0">
            <text:p>0</text:p>
          </table:table-cell>
          <table:table-cell office:value-type="float" office:value="-67.98">
            <text:p>-67.98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  <table:table-row>
          <table:table-cell office:value-type="string" office:value="Bonaparte_Gulf">
            <text:p>Bonaparte_Gulf</text:p>
          </table:table-cell>
          <table:table-cell office:value-type="string" office:value="radiocarbon">
            <text:p>radiocarbon</text:p>
          </table:table-cell>
          <table:table-cell office:value-type="string" office:value="YAUT-010038">
            <text:p>YAUT-010038</text:p>
          </table:table-cell>
          <table:table-cell office:value-type="float" office:value="-12.08">
            <text:p>-12.08</text:p>
          </table:table-cell>
          <table:table-cell office:value-type="float" office:value="128.17">
            <text:p>128.17</text:p>
          </table:table-cell>
          <table:table-cell office:value-type="float" office:value="17800.0">
            <text:p>17800.0</text:p>
          </table:table-cell>
          <table:table-cell office:value-type="float" office:value="70.0">
            <text:p>70.0</text:p>
          </table:table-cell>
          <table:table-cell office:value-type="string" office:value="Spisula sp.">
            <text:p>Spisula sp.</text:p>
          </table:table-cell>
          <table:table-cell office:value-type="string" office:value="marine">
            <text:p>marine</text:p>
          </table:table-cell>
          <table:table-cell office:value-type="float" office:value="-35.0">
            <text:p>-35.0</text:p>
          </table:table-cell>
          <table:table-cell office:value-type="float" office:value="106.0">
            <text:p>106.0</text:p>
          </table:table-cell>
          <table:table-cell office:value-type="string" office:value="0">
            <text:p>0</text:p>
          </table:table-cell>
          <table:table-cell office:value-type="float" office:value="-115.76">
            <text:p>-115.76</text:p>
          </table:table-cell>
          <table:table-cell office:value-type="float" office:value="15.0">
            <text:p>15.0</text:p>
          </table:table-cell>
          <table:table-cell office:value-type="float" office:value="0.0">
            <text:p/>
          </table:table-cell>
          <table:table-cell office:value-type="string" office:value="IshiwaEtal2019">
            <text:p>IshiwaEtal2019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